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66" style:font-name="Verdana1"/>
    </style:style>
    <style:style style:name="T5" style:family="text">
      <style:text-properties fo:color="#000066" style:font-name="Verdana1" fo:font-weight="bold"/>
    </style:style>
    <style:style style:name="T6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7" style:family="text">
      <style:text-properties style:text-underline-style="solid" style:text-underline-width="auto" style:text-underline-color="font-color" fo:font-weight="bold"/>
    </style:style>
    <style:style style:name="T8" style:family="text">
      <style:text-properties fo:color="#660066" style:font-name="Verdana1"/>
    </style:style>
    <style:style style:name="T9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0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Crockpot Hawaiian Chicken</text:span><text:line-break/><text:line-break/>1 whole chicken, about 4 lbs. <text:line-break/>1- 20oz can crushed pineapple<text:line-break/>2T brown sugar<text:line-break/>2T soy sauce<text:line-break/>1T minced garlic<text:line-break/>4 or 5 chopped mini peppers (you could use ½ of a green or red pepper)<text:line-break/>3T cornstarch<text:line-break/>¼ c water<text:line-break/><text:line-break/>Place chicken in crockpot. Mix remaining ingredients and pour over chicken. Let cook on low for 6 or 7 hours. <text:line-break/><text:line-break/>I served this meal with brown rice and spooned the sauce from the chicken over the rice. I also added a nice big green salad with homemade ranch dressing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7:11.37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93" meta:character-count="496"/>
  </office:meta>
</office:document-meta>
</file>